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RegisterNr. ^[a-zA-Z]{2}\s?\d{5}$</text:span></text:p>
      <text:p text:style-name="P1"><text:span text:style-name="T1">Segelzeichen ^[a-zA-Z]{3}\s?\d{3}$</text:span></text:p>
      <text:p text:style-name="P1"><text:span text:style-name="T1">LÃ¤nge, Breite, HÃ¶he, Tiefgang ^\d+(,\d{1,2})?m?$</text:span></text:p>
      <text:p text:style-name="P1"><text:span text:style-name="T1">VerdrÃ¤ngung ^\d+(,\d{1,2})?t?$</text:span></text:p>
      <text:p text:style-name="P1"><text:span text:style-name="T1">TankgrÃ¶ÃŸe ^\d+(,\d{1,2})?l?$</text:span></text:p>
      <text:p text:style-name="P1"><text:span text:style-name="T1">Baujahr ^\d{4}$</text:span></text:p>
      <text:p text:style-name="P1"><text:span text:style-name="T1"/></text:p>
      <text:p text:style-name="P1"><text:span text:style-name="T1">Koordinaten:</text:span></text:p>
      <text:p text:style-name="P1"><text:span text:style-name="T1">N/S ^(\d|([0-8]\d)|90)([°.](([0-5]\d?(.\d\d?)?)|60(.00?)?)['`]?)?\s?[NS]$</text:span></text:p>
      <text:p text:style-name="P1"><text:span text:style-name="T1">W/O ^(0{0,2}\d\d?|1([0-7]\d)|180)([°.](([0-5]\d?(.\d\d?)?)|60(.00?)?)['`]?)?\s?[EW]$</text:span></text:p>
      <text:p text:style-name="P1"><text:span text:style-name="T1"/></text:p>
      <text:p text:style-name="P1"><text:span text:style-name="T1">^(\d|([0-8]\d)|90)([°.](([0-5]\d?(.\d\d?)?)|60(.00?)?)['`]?)?\s?[NS]\s?(0{0,2}\d\d?|1([0-7]\d)|180)([°.](([0-5]\d?(.\d\d?)?)|60(.00?)?)['`]?)?\s?[EW]$</text:span></text:p>
      <text:p text:style-name="P1"><text:span text:style-name="T1"/></text:p>
      <text:p text:style-name="P1"><text:span text:style-name="T1">Tests:</text:span></text:p>
      <text:p text:style-name="P1"><text:span text:style-name="T1">47°49.89'N 009°00.50`E</text:span></text:p>
      <text:p text:style-name="P1"><text:span text:style-name="T1">47 N 9 E</text:span></text:p>
      <text:p text:style-name="P1"><text:span text:style-name="T1">47.4989N9.005E</text:span></text:p>
      <text:p text:style-name="P1"><text:span text:style-name="T1">47°49.89N 009°00.50E</text:span></text:p>
      <text:p text:style-name="P1"><text:span text:style-name="T1">47°4989'N 9°0.50`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